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7.116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12.289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2.24cm"/>
    </style:style>
    <style:style style:name="co18" style:family="table-column">
      <style:table-column-properties fo:break-before="auto" style:column-width="3.52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isso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3" calcext:value-type="float">
            <text:p>603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5" calcext:value-type="float">
            <text:p>605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6" calcext:value-type="float">
            <text:p>606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7" calcext:value-type="float">
            <text:p>607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8" calcext:value-type="float">
            <text:p>608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9" calcext:value-type="float">
            <text:p>609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10" calcext:value-type="float">
            <text:p>610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11" calcext:value-type="float">
            <text:p>611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12" calcext:value-type="float">
            <text:p>612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13" calcext:value-type="float">
            <text:p>613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14" calcext:value-type="float">
            <text:p>614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15" calcext:value-type="float">
            <text:p>615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16" calcext:value-type="float">
            <text:p>616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17" calcext:value-type="float">
            <text:p>617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18" calcext:value-type="float">
            <text:p>618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19" calcext:value-type="float">
            <text:p>619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20" calcext:value-type="float">
            <text:p>620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21" calcext:value-type="float">
            <text:p>621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22" calcext:value-type="float">
            <text:p>622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23" calcext:value-type="float">
            <text:p>623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24" calcext:value-type="float">
            <text:p>624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25" calcext:value-type="float">
            <text:p>625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26" calcext:value-type="float">
            <text:p>626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27" calcext:value-type="float">
            <text:p>627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28" calcext:value-type="float">
            <text:p>628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29" calcext:value-type="float">
            <text:p>629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30" calcext:value-type="float">
            <text:p>630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31" calcext:value-type="float">
            <text:p>631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32" calcext:value-type="float">
            <text:p>632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33" calcext:value-type="float">
            <text:p>633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34" calcext:value-type="float">
            <text:p>634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35" calcext:value-type="float">
            <text:p>635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36" calcext:value-type="float">
            <text:p>636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37" calcext:value-type="float">
            <text:p>637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38" calcext:value-type="float">
            <text:p>638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39" calcext:value-type="float">
            <text:p>639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1" calcext:value-type="float">
            <text:p>641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2" calcext:value-type="float">
            <text:p>642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3" calcext:value-type="float">
            <text:p>643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4" calcext:value-type="float">
            <text:p>644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5" calcext:value-type="float">
            <text:p>645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6" calcext:value-type="float">
            <text:p>646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7" calcext:value-type="float">
            <text:p>647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8" calcext:value-type="float">
            <text:p>648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9" calcext:value-type="float">
            <text:p>649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50" calcext:value-type="float">
            <text:p>650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51" calcext:value-type="float">
            <text:p>651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52" calcext:value-type="float">
            <text:p>652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53" calcext:value-type="float">
            <text:p>653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54" calcext:value-type="float">
            <text:p>654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55" calcext:value-type="float">
            <text:p>655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56" calcext:value-type="float">
            <text:p>656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57" calcext:value-type="float">
            <text:p>657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58" calcext:value-type="float">
            <text:p>658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59" calcext:value-type="float">
            <text:p>659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60" calcext:value-type="float">
            <text:p>660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61" calcext:value-type="float">
            <text:p>661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62" calcext:value-type="float">
            <text:p>662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63" calcext:value-type="float">
            <text:p>663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64" calcext:value-type="float">
            <text:p>664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65" calcext:value-type="float">
            <text:p>665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66" calcext:value-type="float">
            <text:p>666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67" calcext:value-type="float">
            <text:p>667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68" calcext:value-type="float">
            <text:p>668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69" calcext:value-type="float">
            <text:p>669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70" calcext:value-type="float">
            <text:p>670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71" calcext:value-type="float">
            <text:p>671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72" calcext:value-type="float">
            <text:p>672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73" calcext:value-type="float">
            <text:p>673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74" calcext:value-type="float">
            <text:p>674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75" calcext:value-type="float">
            <text:p>675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76" calcext:value-type="float">
            <text:p>676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77" calcext:value-type="float">
            <text:p>677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78" calcext:value-type="float">
            <text:p>678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79" calcext:value-type="float">
            <text:p>679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80" calcext:value-type="float">
            <text:p>680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81" calcext:value-type="float">
            <text:p>681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82" calcext:value-type="float">
            <text:p>682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83" calcext:value-type="float">
            <text:p>683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84" calcext:value-type="float">
            <text:p>684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85" calcext:value-type="float">
            <text:p>685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86" calcext:value-type="float">
            <text:p>686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87" calcext:value-type="float">
            <text:p>687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88" calcext:value-type="float">
            <text:p>688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89" calcext:value-type="float">
            <text:p>689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90" calcext:value-type="float">
            <text:p>690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91" calcext:value-type="float">
            <text:p>691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92" calcext:value-type="float">
            <text:p>692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93" calcext:value-type="float">
            <text:p>693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94" calcext:value-type="float">
            <text:p>694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95" calcext:value-type="float">
            <text:p>695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96" calcext:value-type="float">
            <text:p>696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97" calcext:value-type="float">
            <text:p>697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98" calcext:value-type="float">
            <text:p>698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99" calcext:value-type="float">
            <text:p>699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00" calcext:value-type="float">
            <text:p>70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4-14T14:20:55.360853968</dc:date>
    <meta:editing-duration>PT1M49S</meta:editing-duration>
    <meta:editing-cycles>1</meta:editing-cycles>
    <meta:document-statistic meta:table-count="1" meta:cell-count="222" meta:object-count="0"/>
  </office:meta>
</office:document-meta>
</file>